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fo:margin-left="0cm" fo:margin-right="-0.014cm" table:align="margins"/>
    </style:style>
    <style:style style:name="Tabela1.A" style:family="table-column">
      <style:table-column-properties style:column-width="4.387cm" style:rel-column-width="16896*"/>
    </style:style>
    <style:style style:name="Tabela1.B" style:family="table-column">
      <style:table-column-properties style:column-width="12.628cm" style:rel-column-width="48639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ID do Caso de Uso</text:p>
          </table:table-cell>
          <table:table-cell table:style-name="Tabela1.B1" office:value-type="string">
            <text:p text:style-name="P1">UC 9 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Realizar Prova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1">
            <text:p text:style-name="Table_20_Contents">01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Marcelo de Souza Bravin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4" office:value-type="date" office:date-value="2011-12-06">
            <text:p text:style-name="Standard">06/12/11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Aluno – Professor – Revisor – Administrador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>Realizar Prova define se o aluno passa ou não. ( caso o aluno não passa ele pode refazer a prova somente após <text:s/>um prazo definido pelo professor.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Ter realizado todas aulas da matéria em questão;</text:p>
          </table:table-cell>
        </table:table-row>
        <table:table-row>
          <table:table-cell table:style-name="Tabela1.A3" office:value-type="string">
            <text:p text:style-name="Table_20_Contents">Pós-Condições</text:p>
          </table:table-cell>
          <table:table-cell table:style-name="Tabela1.B3" office:value-type="string">
            <text:p text:style-name="Table_20_Contents">1- Libera o acesso a próxima aula ou o termino do módulo;</text:p>
            <text:p text:style-name="Table_20_Contents">2- O é solicitado há avaliar a aula (não sendo obrigatório) </text:p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Media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- Preenchimento das questões da prova</text:p>
            <text:p text:style-name="Table_20_Contents">2- Submeter respostas.</text:p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2-06T16:05:39.36</dc:date>
    <meta:editing-duration>PT00H37M37S</meta:editing-duration>
    <meta:editing-cycles>9</meta:editing-cycles>
    <meta:generator>BrOffice.org/3.2$Win32 OpenOffice.org_project/320m18$Build-9502</meta:generator>
    <dc:creator>Mark </dc:creator>
    <meta:document-statistic meta:table-count="1" meta:image-count="0" meta:object-count="0" meta:page-count="1" meta:paragraph-count="35" meta:word-count="161" meta:character-count="936"/>
  </office:meta>
</office:document-meta>
</file>